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writing-mode="lr-tb"/>
    </style:style>
    <style:style style:name="P2" style:family="paragraph" style:parent-style-name="Text_20_body" style:list-style-name="L1"/>
    <style:style style:name="P3" style:family="paragraph" style:parent-style-name="Text_20_body" style:list-style-name="L1">
      <style:text-properties officeooo:paragraph-rsid="00063711"/>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text-properties officeooo:paragraph-rsid="00063711"/>
    </style:style>
    <style:style style:name="P7" style:family="paragraph" style:parent-style-name="Text_20_body" style:list-style-name="L5"/>
    <style:style style:name="P8" style:family="paragraph" style:parent-style-name="Text_20_body" style:list-style-name="L6"/>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NeRF étend le NeRF classique afin de :</text:p>
      <text:list xml:id="list1277467487" text:style-name="L1">
        <text:list-item>
          <text:p text:style-name="P3">gérer les <text:span text:style-name="Strong_20_Emphasis">variations d’éclairage solaire</text:span>,</text:p>
        </text:list-item>
        <text:list-item>
          <text:p text:style-name="P2">modéliser les <text:span text:style-name="Strong_20_Emphasis">ombres portées et la lumière diffuse du ciel</text:span>,</text:p>
        </text:list-item>
        <text:list-item>
          <text:p text:style-name="P2">améliorer la <text:span text:style-name="Strong_20_Emphasis">reconstruction 3D</text:span> à partir d’images satellites,</text:p>
        </text:list-item>
        <text:list-item>
          <text:p text:style-name="P2">permettre une <text:span text:style-name="Strong_20_Emphasis">synthèse réaliste de nouvelles vues</text:span>,</text:p>
        </text:list-item>
        <text:list-item>
          <text:p text:style-name="P2">récupérer des propriétés de surface telles que <text:span text:style-name="Strong_20_Emphasis">l’albédo</text:span> (couleur intrinsèque).</text:p>
        </text:list-item>
      </text:list>
      <text:h text:style-name="Heading_20_4" text:outline-level="4">1. Modélisation explicite de l’éclairement</text:h>
      <text:p text:style-name="P6">Plutôt que de supposer une lumière constante, S-NeRF introduit une modélisation explicite de deux sources d’éclairage :</text:p>
      <text:p text:style-name="P6"><text:span text:style-name="Strong_20_Emphasis">la lumière directe du Soleil</text:span>, considérée comme blanche et directionnelle ;</text:p>
      <text:p text:style-name="P6"><text:span text:style-name="Strong_20_Emphasis">la lumière diffuse du ciel</text:span>, qui éclaire faiblement les zones d’ombre.</text:p>
      <text:p text:style-name="Text_20_body">Le réseau apprend deux fonctions supplémentaires :</text:p>
      <text:list xml:id="list197105187" text:style-name="L3">
        <text:list-item>
          <text:p text:style-name="P4"><text:span text:style-name="Source_20_Text">s(x, ωs)</text:span> : une fonction de <text:span text:style-name="Strong_20_Emphasis">visibilité solaire</text:span>, indiquant si le point <text:span text:style-name="Source_20_Text">x</text:span> est exposé ou non au Soleil selon la direction <text:span text:style-name="Source_20_Text">ωs</text:span> (position solaire) ;</text:p>
        </text:list-item>
        <text:list-item>
          <text:p text:style-name="P4"><text:span text:style-name="Source_20_Text">sky(ωs)</text:span> : un vecteur RGB représentant la <text:span text:style-name="Strong_20_Emphasis">couleur moyenne du ciel</text:span> pour une direction solaire donnée.</text:p>
        </text:list-item>
      </text:list>
      <text:p text:style-name="Text_20_body">La radiance d’un point est alors calculée par :</text:p>
      <text:p text:style-name="Preformatted_20_Text"/>
      <text:p text:style-name="P1"><text:span text:style-name="Source_20_Text">c(x, ωs) = a(x) × [ s(x, ωs) × 1 + (1 - s(x, ωs)) × sky(ωs) ]</text:span></text:p>
      <text:p text:style-name="Text_20_body"><text:span text:style-name="T1">où </text:span><text:span text:style-name="Source_20_Text"><text:span text:style-name="T1">a(x)</text:span></text:span><text:span text:style-name="T1"> est l’</text:span><text:span text:style-name="Strong_20_Emphasis"><text:span text:style-name="T1">albédo</text:span></text:span><text:span text:style-name="T1"> du point (propriété de surface), et le terme entre crochets est l’</text:span><text:span text:style-name="Strong_20_Emphasis"><text:span text:style-name="T1">irradiance totale</text:span></text:span><text:span text:style-name="T1"> incidente, pondérée entre lumière solaire et lumière du ciel.</text:span></text:p>
      <text:h text:style-name="Heading_20_4" text:outline-level="4">2. Rayons de correction solaire</text:h>
      <text:p text:style-name="Text_20_body">Pour apprendre correctement la fonction de visibilité solaire <text:span text:style-name="Source_20_Text">s</text:span>, S-NeRF introduit un mécanisme appelé <text:span text:style-name="Strong_20_Emphasis">"solar correction rays"</text:span>. Il s’agit de tirer des rayons virtuels depuis le Soleil vers la scène, afin d’évaluer si la lumière atteint effectivement un point donné. Ces rayons servent à corriger les estimations de <text:span text:style-name="Source_20_Text">s(x, ωs)</text:span> en les comparant à la transparence réelle le long du trajet du rayon solaire.</text:p>
      <text:p text:style-name="Text_20_body">Cette correction est intégrée dans la fonction de perte durant l’entraînement, de sorte que le réseau apprenne à placer les ombres là où elles sont physiquement plausibles, selon la géométrie estimée de la scène.</text:p>
      <text:h text:style-name="Heading_20_4" text:outline-level="4">3. Échantillonnage selon l’altitude</text:h>
      <text:p text:style-name="Text_20_body">Contrairement à NeRF qui échantillonne les points le long de la direction de la caméra, S-NeRF adopte un <text:span text:style-name="Strong_20_Emphasis">échantillonnage vertical selon l’altitude absolue (axe Z)</text:span>. Cette stratégie est mieux adaptée aux scènes terrestres relativement planes, comme les environnements urbains. Elle permet de mieux contrôler la résolution verticale et d'éviter les dépendances aux paramètres orbitaux du satellite.</text:p>
      <text:p text:style-name="Horizontal_20_Line"><text:soft-page-break/></text:p>
      <text:h text:style-name="Heading_20_2" text:outline-level="2">Architecture du réseau</text:h>
      <text:p text:style-name="Text_20_body">S-NeRF repose sur un réseau MLP structuré en plusieurs modules :</text:p>
      <text:list xml:id="list1504270565" text:style-name="L4">
        <text:list-item>
          <text:p text:style-name="P5">un sous-réseau principal qui encode la densité <text:span text:style-name="Source_20_Text">σ</text:span> et l’albédo <text:span text:style-name="Source_20_Text">a(x)</text:span> à partir des coordonnées 3D,</text:p>
        </text:list-item>
        <text:list-item>
          <text:p text:style-name="P5">un sous-réseau dédié à la <text:span text:style-name="Strong_20_Emphasis">visibilité solaire</text:span> <text:span text:style-name="Source_20_Text">s(x, ωs)</text:span>, qui prend en compte la géométrie locale et la direction solaire,</text:p>
        </text:list-item>
        <text:list-item>
          <text:p text:style-name="P5">un module séparé pour la <text:span text:style-name="Strong_20_Emphasis">couleur du ciel</text:span> <text:span text:style-name="Source_20_Text">sky(ωs)</text:span>, indépendant de la position spatiale.</text:p>
        </text:list-item>
      </text:list>
      <text:p text:style-name="Text_20_body">Chaque composante du rendu (forme, ombre, couleur) est donc <text:span text:style-name="Strong_20_Emphasis">explicitement séparée</text:span>, ce qui facilite leur interprétation et leur ajustement individu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Heading_20_2" text:outline-level="2">Innovations et spécificités de SpS-NeRF</text:h>
      <text:h text:style-name="Heading_20_3" text:outline-level="3">1. Supervision dense en profondeur</text:h>
      <text:p text:style-name="Text_20_body">SpS-NeRF introduit une <text:span text:style-name="Strong_20_Emphasis">perte de profondeur supervisée</text:span> à partir de cartes de profondeur denses obtenues via SGM sur des images redimensionnées (faible résolution). Ces cartes ne sont ni parfaites ni complètes, mais suffisantes pour guider le modèle.</text:p>
      <text:p text:style-name="Text_20_body">Le réseau apprend non seulement à prédire la couleur d’un pixel, mais aussi à approximer sa <text:span text:style-name="Strong_20_Emphasis">profondeur D(r)</text:span>, calculée comme une moyenne pondérée des positions des échantillons le long du rayon. Une <text:span text:style-name="Strong_20_Emphasis">fonction de perte en profondeur</text:span> compare la profondeur prédite à la profondeur issue du SGM.</text:p>
      <text:h text:style-name="Heading_20_3" text:outline-level="3">2. Pondération par incertitude (corrélation croisée)</text:h>
      <text:p text:style-name="Text_20_body">Plutôt que de traiter toutes les profondeurs d’entrée comme fiables, SpS-NeRF utilise les <text:span text:style-name="Strong_20_Emphasis">cartes de similarité (corrélation croisée)</text:span> générées lors du SGM pour évaluer la <text:span text:style-name="Strong_20_Emphasis">confiance dans chaque profondeur</text:span>. Cette incertitude sert à :</text:p>
      <text:list xml:id="list1660340878" text:style-name="L5">
        <text:list-item>
          <text:p text:style-name="P7">pondérer la perte de profondeur,</text:p>
        </text:list-item>
        <text:list-item>
          <text:p text:style-name="P7">désactiver la perte dans les régions non fiables (ex. occlusions),</text:p>
        </text:list-item>
        <text:list-item>
          <text:p text:style-name="P7">guider l’échantillonnage des points le long des rayons.</text:p>
        </text:list-item>
      </text:list>
      <text:h text:style-name="Heading_20_3" text:outline-level="3">3. Échantillonnage guidé le long des rayons</text:h>
      <text:p text:style-name="Text_20_body">Inspiré du modèle DDPNeRF, SpS-NeRF emploie une stratégie d’échantillonnage à deux étapes :</text:p>
      <text:list xml:id="list3598672510" text:style-name="L6">
        <text:list-item>
          <text:p text:style-name="P8">un premier groupe de points est échantillonné uniformément (bruit global),</text:p>
        </text:list-item>
        <text:list-item>
          <text:p text:style-name="P8">un second est échantillonné autour de la <text:span text:style-name="Strong_20_Emphasis">profondeur estimée</text:span>, selon une <text:span text:style-name="Strong_20_Emphasis">distribution gaussienne</text:span> guidée par l’incertitude.</text:p>
        </text:list-item>
      </text:list>
      <text:p text:style-name="Text_20_body">Cela remplace l’échantillonnage hiérarchique du NeRF classique, tout en assurant une <text:span text:style-name="Strong_20_Emphasis">meilleure densité d’échantillonnage près des surfaces</text:span> probables.</text:p>
      <text:p text:style-name="Horizontal_20_Line"/>
      <text:h text:style-name="Heading_20_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7T00:18:20.309679561</meta:creation-date>
    <dc:date>2025-07-17T00:29:27.311752692</dc:date>
    <meta:editing-duration>PT56S</meta:editing-duration>
    <meta:editing-cycles>1</meta:editing-cycles>
    <meta:document-statistic meta:table-count="0" meta:image-count="0" meta:object-count="0" meta:page-count="3" meta:paragraph-count="41" meta:word-count="677" meta:character-count="4340" meta:non-whitespace-character-count="3719"/>
    <meta:generator>LibreOffice/7.3.7.2$Linux_X86_64 LibreOffice_project/30$Build-2</meta:generator>
  </office:meta>
</office:document-meta>
</file>